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DC4566DA980A086A.jpg" manifest:media-type="image/jpeg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0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711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26pt" fo:font-style="normal" fo:text-shadow="none" style:font-size-asian="26pt" style:font-style-asian="normal" style:font-size-complex="26pt" style:font-style-complex="normal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26pt" fo:text-shadow="none" fo:font-weight="bold" style:font-size-asian="26pt" style:font-weight-asian="bold" style:font-size-complex="26pt" style:font-weight-complex="bold"/>
    </style:style>
    <style:style style:name="P5" style:family="paragraph">
      <style:paragraph-properties fo:margin-left="0cm" fo:margin-right="0cm" fo:text-align="center" fo:text-indent="0cm"/>
      <style:text-properties fo:font-size="26pt"/>
    </style:style>
    <style:style style:name="P6" style:family="paragraph">
      <loext:graphic-properties draw:fill="none" draw:fill-color="#ffffff"/>
      <style:paragraph-properties fo:margin-left="0cm" fo:margin-right="0cm" fo:text-align="center" fo:text-indent="0cm">
        <style:tab-stops>
          <style:tab-stop style:position="19.05cm" style:type="right"/>
        </style:tab-stops>
      </style:paragraph-properties>
      <style:text-properties fo:color="#000000" style:font-name="Segoe UI2" fo:font-size="26pt" fo:text-shadow="none" fo:font-weight="bold" style:font-size-asian="26pt" style:font-weight-asian="bold" style:font-size-complex="26pt" style:font-weight-complex="bold"/>
    </style:style>
    <style:style style:name="P7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 style:font-size-asian="36pt" style:font-size-complex="36pt"/>
    </style:style>
    <style:style style:name="P8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margin-left="0.318cm" fo:margin-right="0cm" fo:text-indent="0cm"/>
      <style:text-properties fo:font-size="26pt"/>
    </style:style>
    <style:style style:name="P10" style:family="paragraph">
      <style:paragraph-properties fo:margin-left="0.318cm" fo:margin-right="0cm" fo:text-indent="-0.318cm"/>
      <style:text-properties fo:font-size="26pt"/>
    </style:style>
    <style:style style:name="P11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2" style:family="text">
      <style:text-properties fo:color="#000000" style:font-name="Segoe UI2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2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font-name="Segoe UI2" fo:font-size="26pt" fo:font-style="normal" fo:text-shadow="none" style:font-size-asian="26pt" style:font-style-asian="normal" style:font-size-complex="26pt" style:font-style-complex="normal"/>
    </style:style>
    <style:style style:name="T5" style:family="text">
      <style:text-properties fo:color="#000000" style:font-name="Segoe UI2" fo:font-size="36pt" fo:text-shadow="none" fo:font-weight="normal" style:font-size-asian="36pt" style:font-weight-asian="normal" style:font-size-complex="36pt" style:font-weight-complex="normal"/>
    </style:style>
    <style:style style:name="T6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7" style:family="text">
      <style:text-properties fo:color="#000000" style:font-name="Segoe UI2" fo:font-size="26pt" fo:text-shadow="none" fo:font-weight="bold" style:font-size-asian="26pt" style:font-weight-asian="bold" style:font-size-complex="26pt" style:font-weight-complex="bold"/>
    </style:style>
    <style:style style:name="T8" style:family="text">
      <style:text-properties fo:color="#ffffff" style:font-name="Segoe UI2" fo:font-size="26pt" fo:text-shadow="1pt 1pt" style:font-size-asian="26pt" style:font-size-complex="26pt"/>
    </style:style>
    <style:style style:name="T9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3.063cm" svg:x="1.27cm" svg:y="0.552cm">
          <draw:text-box>
            <text:p text:style-name="P1"><text:span text:style-name="T1">HYMN #624</text:span></text:p>
            <text:p text:style-name="P1"><text:span text:style-name="T2">”</text:span><text:span text:style-name="T3">The Infant Priest Was Holy Born”</text:span><text:span text:style-name="T4">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4" draw:layer="layout" svg:width="23.368cm" svg:height="7.011cm" svg:x="2.286cm" svg:y="0.508cm">
          <draw:text-box>
            <text:p text:style-name="P1"><text:span text:style-name="T5">1. </text:span><text:span text:style-name="T6">The infant Priest was holy born</text:span><text:span text:style-name="T6"><text:line-break/></text:span><text:span text:style-name="T6">For us unholy and forlorn;</text:span><text:span text:style-name="T6"><text:line-break/></text:span><text:span text:style-name="T6">From fleshly temple forth came He,</text:span><text:span text:style-name="T6"><text:line-break/></text:span><text:span text:style-name="T6">Anointed from eternit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6" draw:layer="layout" svg:width="24.638cm" svg:height="7.279cm" svg:x="1.778cm" svg:y="0.508cm">
          <draw:text-box>
            <text:p text:style-name="P5"><text:span text:style-name="T5">2. </text:span><text:span text:style-name="T6">This great High Priest in human flesh</text:span></text:p>
            <text:p text:style-name="P5"><text:span text:style-name="T6">Was icon of God’s righteousness.</text:span></text:p>
            <text:p text:style-name="P5"><text:span text:style-name="T6">His hallowed touch brought sanctity;</text:span></text:p>
            <text:p text:style-name="P5"><text:span text:style-name="T6">His hand removed impurit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4" draw:layer="layout" svg:width="22.352cm" svg:height="7.011cm" svg:x="2.794cm" svg:y="0.609cm">
          <draw:text-box>
            <text:p text:style-name="P1"><text:span text:style-name="T5">3. </text:span><text:span text:style-name="T6">The holy Lamb undaunted came</text:span><text:span text:style-name="T6"><text:line-break/></text:span><text:span text:style-name="T6">To God’s own altar lit with flame;</text:span><text:span text:style-name="T6"><text:line-break/></text:span><text:span text:style-name="T6">While weeping angels hid their eyes,</text:span><text:span text:style-name="T6"><text:line-break/></text:span><text:span text:style-name="T6">This Priest became a sacrifice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3" draw:text-style-name="P8" draw:layer="layout" svg:width="22.86cm" svg:height="7.011cm" svg:x="2.54cm" svg:y="0.508cm">
          <draw:text-box>
            <text:p text:style-name="P7"><text:span text:style-name="T5">4. </text:span><text:span text:style-name="T6">But death would not the victor be</text:span><text:span text:style-name="T6"><text:line-break/></text:span><text:span text:style-name="T6">Of Him who hung upon the tree.</text:span><text:span text:style-name="T6"><text:line-break/></text:span><text:span text:style-name="T6">He leads us to the Holy Place</text:span><text:span text:style-name="T6"><text:line-break/></text:span><text:span text:style-name="T6">Within the veil, before God’s fa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3" draw:text-style-name="P8" draw:layer="layout" svg:width="23.114cm" svg:height="7.011cm" svg:x="2.54cm" svg:y="0.471cm">
          <draw:text-box>
            <text:p text:style-name="P7"><text:span text:style-name="T5">5. </text:span><text:span text:style-name="T6">The veil is torn, our Priest we see,</text:span><text:span text:style-name="T6"><text:line-break/></text:span><text:span text:style-name="T6">As at the rail on bended knee</text:span><text:span text:style-name="T6"><text:line-break/></text:span><text:span text:style-name="T6">Our hungry mouths from Him receive</text:span><text:span text:style-name="T6"><text:line-break/></text:span><text:span text:style-name="T6">The bread of immortalit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5" draw:text-style-name="P8" draw:layer="layout" svg:width="23.51cm" svg:height="8.701cm" svg:x="2.144cm" svg:y="0.508cm">
          <draw:text-box>
            <text:p text:style-name="P7"><text:span text:style-name="T5">6. </text:span><text:span text:style-name="T6">The body of God’s Lamb we eat,</text:span><text:span text:style-name="T6"><text:line-break/></text:span><text:span text:style-name="T6">A priestly food and priestly meat;</text:span><text:span text:style-name="T6"><text:line-break/></text:span><text:span text:style-name="T6">On sin-parched lips the chalice pours</text:span><text:span text:style-name="T6"><text:line-break/></text:span><text:span text:style-name="T6">His quenching blood that life restor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6" draw:text-style-name="P11" draw:layer="layout" svg:width="25.908cm" svg:height="13.961cm" svg:x="1.055cm" svg:y="0.591cm">
          <draw:text-box>
            <text:p text:style-name="P1"><text:span text:style-name="T5">7. </text:span><text:span text:style-name="T6">With cherubim and seraphim</text:span><text:span text:style-name="T6"><text:line-break/></text:span><text:span text:style-name="T6">Our voices join the endless hymn,</text:span><text:span text:style-name="T6"><text:line-break/></text:span><text:span text:style-name="T6">And “Holy, holy, holy” sing</text:span><text:span text:style-name="T6"><text:line-break/></text:span><text:span text:style-name="T6">To Christ, God’s Lamb, our Priest and King.</text:span></text:p>
            <text:p text:style-name="P9"><text:span text:style-name="T7"/></text:p>
            <text:p text:style-name="P9"><text:span text:style-name="T8"/></text:p>
            <text:p text:style-name="P10"><text:span text:style-name="T9">© 1997, 2003 Chad L. Bird.</text:span></text:p>
            <text:p text:style-name="P10"><text:span text:style-name="T9">Used by permission: LSB Hymn License </text:span></text:p>
            <text:p text:style-name="P9"><text:span text:style-name="T9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DC4566DA980A086A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2T20:51:21.568000000</meta:creation-date>
    <dc:title>Hymn template</dc:title>
    <meta:editing-duration>PT12M7S</meta:editing-duration>
    <meta:editing-cycles>5</meta:editing-cycles>
    <meta:generator>LibreOffice/6.1.5.2$Windows_X86_64 LibreOffice_project/90f8dcf33c87b3705e78202e3df5142b201bd805</meta:generator>
    <meta:initial-creator>Arthur Hoch</meta:initial-creator>
    <dc:date>2019-04-27T09:17:09.307000000</dc:date>
    <meta:document-statistic meta:object-count="45"/>
    <meta:template xlink:type="simple" xlink:actuate="onRequest" xlink:title="Hymn template" xlink:href="../../AppData/Roaming/LibreOffice/4/user/template/Worship%20Templsates/Hymn%20template.otp" meta:date="2015-01-02T20:51:21.288000000"/>
  </office:meta>
</office:document-meta>
</file>